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l" fo:country="GR" officeooo:rsid="000e63ed" officeooo:paragraph-rsid="000e63e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fo:language="el" fo:country="GR" officeooo:rsid="000e63ed" officeooo:paragraph-rsid="000e63e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el" fo:country="GR" officeooo:rsid="0010690c" officeooo:paragraph-rsid="0010690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officeooo:rsid="000e63ed" officeooo:paragraph-rsid="000e63e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6pt" fo:language="el" fo:country="GR" officeooo:rsid="000e63ed" officeooo:paragraph-rsid="000e63ed" style:font-size-asian="14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2954"/>
    </style:style>
    <style:style style:name="T3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Πειραματική επιβεβαίωση του θεωρήματος <text:span text:style-name="T1">Thevenin</text:span></text:p>
      <text:p text:style-name="P2"><text:span text:style-name="T1"/></text:p>
      <text:p text:style-name="P2">Όνομα: Ρόντος Έκτορας-Θωμάς</text:p>
      <text:p text:style-name="P2">ΑΕΜ: 9477</text:p>
      <text:p text:style-name="P4">email: <text:a xlink:type="simple" xlink:href="mailto:rontekto@ece.auth.gr" text:style-name="Internet_20_link" text:visited-style-name="Visited_20_Internet_20_Link">rontekto@ece.auth.gr</text:a></text:p>
      <text:p text:style-name="P4"/>
      <text:p text:style-name="P3">Βρίσκουμε αρχικά <text:span text:style-name="T1">VT=</text:span>2,9<text:span text:style-name="T1">V </text:span>και ύστερα βραχυκυκλώνοντας τις πηγές <text:span text:style-name="T1">V1 </text:span>και <text:span text:style-name="T1">V2, </text:span>βρίσκουμε <text:span text:style-name="T1">RT=289,47</text:span>Ω. Οι τιμές των προτεινόμενων στοιχείων είναι παραπλήσιες άρα η υλοποίηση είναι ικανοποιητική.</text:p>
      <text:p text:style-name="P4"/>
      <text:p text:style-name="P2"><text:span text:style-name="T3">Αρχικό κύκλωμα</text:span>:</text:p>
      <text:p text:style-name="P2"/>
      <text:p text:style-name="P2">Με φορτίο 470 Ω: <text:span text:style-name="T1">V=1,82V I=3,88mA</text:span></text:p>
      <text:p text:style-name="P2"><text:span text:style-name="T1"><text:s text:c="18"/>1 K</text:span>Ω: <text:span text:style-name="T1">V= 2,27V I=2,29mA</text:span></text:p>
      <text:p text:style-name="P2"><text:span text:style-name="T1"><text:tab/> <text:s text:c="5"/>2,2 K</text:span>Ω: <text:span text:style-name="T1">V=2,63V I=1,19mA</text:span></text:p>
      <text:p text:style-name="P2"/>
      <text:p text:style-name="P5">Ισοδύναμο <text:span text:style-name="T1">Thevenin:</text:span></text:p>
      <text:p text:style-name="P5"><text:span text:style-name="T1"/></text:p>
      <text:p text:style-name="P2">Με φορτίο 470 Ω: <text:span text:style-name="T1">V=1,9V I=4,01mA</text:span></text:p>
      <text:p text:style-name="P2"><text:tab/> <text:s text:c="5"/>1 ΚΩ: <text:span text:style-name="T1">V= </text:span><text:span text:style-name="T2">2,4V I=2,42mA</text:span></text:p>
      <text:p text:style-name="P2"><text:tab/> <text:s text:c="5"/>2,2 ΚΩ: <text:span text:style-name="T2">V= 2,75V I= 1,24mA</text:span></text:p>
      <text:p text:style-name="P2"><text:span text:style-name="T2"/></text:p>
      <text:p text:style-name="P3">Η απόκλιση στις τιμές οφείλεται στην ατέλεια των στοιχείων και των οργάνων μέτρηση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18:04:12.396000000</meta:creation-date>
    <dc:date>2019-06-02T18:37:23.454000000</dc:date>
    <meta:editing-duration>PT17M</meta:editing-duration>
    <meta:editing-cycles>2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14" meta:word-count="86" meta:character-count="614" meta:non-whitespace-character-count="503"/>
  </office:meta>
</office:document-meta>
</file>